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Calibri"/>
    </style:style>
    <style:style style:name="ce7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9"/>
      <style:map style:condition="cell-content()=&quot;No&quot;" style:apply-style-name="Untitled2" style:base-cell-address="'Fallout 3 GOTY mods'.C4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1"/>
      <style:map style:condition="cell-content()=&quot;No&quot;" style:apply-style-name="Untitled2" style:base-cell-address="'Fallout 3 GOTY mods'.C5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3"/>
      <style:map style:condition="cell-content()=&quot;No&quot;" style:apply-style-name="Untitled2" style:base-cell-address="'Fallout 3 GOTY mods'.C5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4"/>
      <style:map style:condition="cell-content()=&quot;No&quot;" style:apply-style-name="Untitled2" style:base-cell-address="'Fallout 3 GOTY mods'.C5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7"/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8" office:value-type="string" calcext:value-type="string">
            <text:p>Installed?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A Note Easily Missed</text:p>
          </table:table-cell>
          <table:table-cell office:value-type="string" calcext:value-type="string">
            <text:p><text:a xlink:href="http://www.nexusmods.com/fallout3/mods/4730/" xlink:type="simple">http://www.nexusmods.com/fallout3/mods/47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www.nexusmods.com/fallout3/mods/15886/" xlink:type="simple">http://www.nexusmods.com/fallout3/mods/15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" xlink:type="simple">http://www.nexusmods.com/fallout3/mods/1574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" xlink:type="simple">http://www.nexusmods.com/fallout3/mods/265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" xlink:type="simple">http://www.nexusmods.com/fallout3/mods/1565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" xlink:type="simple">http://www.nexusmods.com/fallout3/mods/2080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" xlink:type="simple">http://www.nexusmods.com/fallout3/mods/156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" xlink:type="simple">http://www.nexusmods.com/fallout3/mods/1694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ed lip files</text:p>
          </table:table-cell>
          <table:table-cell office:value-type="string" calcext:value-type="string">
            <text:p><text:a xlink:href="http://www.nexusmods.com/fallout3/mods/22041/" xlink:type="simple">http://www.nexusmods.com/fallout3/mods/220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ing Project</text:p>
          </table:table-cell>
          <table:table-cell office:value-type="string" calcext:value-type="string">
            <text:p><text:a xlink:href="http://www.nexusmods.com/fallout3/mods/20859/" xlink:type="simple">http://www.nexusmods.com/fallout3/mods/2085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" xlink:type="simple">http://www.nexusmods.com/fallout3/mods/1260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 Evening With Mister Manchester</text:p>
          </table:table-cell>
          <table:table-cell office:value-type="string" calcext:value-type="string">
            <text:p><text:a xlink:href="http://www.nexusmods.com/fallout3/mods/5630/" xlink:type="simple">http://www.nexusmods.com/fallout3/mods/56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" xlink:type="simple">http://www.nexusmods.com/fallout3/mods/89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ards of Fallout</text:p>
          </table:table-cell>
          <table:table-cell office:value-type="string" calcext:value-type="string">
            <text:p><text:a xlink:href="http://www.nexusmods.com/fallout3/mods/18622/" xlink:type="simple">http://www.nexusmods.com/fallout3/mods/18622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Booze</text:p>
          </table:table-cell>
          <table:table-cell office:value-type="string" calcext:value-type="string">
            <text:p><text:a xlink:href="http://www.nexusmods.com/fallout3/mods/626/" xlink:type="simple">http://www.nexusmods.com/fallout3/mods/626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Game Performance</text:p>
          </table:table-cell>
          <table:table-cell office:value-type="string" calcext:value-type="string">
            <text:p><text:a xlink:href="http://www.nexusmods.com/fallout3/mods/13520/" xlink:type="simple">http://www.nexusmods.com/fallout3/mods/1352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" xlink:type="simple">http://www.nexusmods.com/fallout3/mods/1689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Res Skill Books</text:p>
          </table:table-cell>
          <table:table-cell office:value-type="string" calcext:value-type="string">
            <text:p><text:a xlink:href="http://www.nexusmods.com/fallout3/mods/3876/" xlink:type="simple">http://www.nexusmods.com/fallout3/mods/3876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ms and Meds Re-Texture Pack</text:p>
          </table:table-cell>
          <table:table-cell office:value-type="string" calcext:value-type="string">
            <text:p><text:a xlink:href="http://www.nexusmods.com/fallout3/mods/15960/" xlink:type="simple">http://www.nexusmods.com/fallout3/mods/15960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" xlink:type="simple">http://www.nexusmods.com/fallout3/mods/1574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" xlink:type="simple">http://www.nexusmods.com/fallout3/mods/1711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" xlink:type="simple">http://www.nexusmods.com/fallout3/mods/3447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" xlink:type="simple">http://www.nexusmods.com/fallout3/mods/1693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" xlink:type="simple">http://www.nexusmods.com/fallout3/mods/5573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" xlink:type="simple">http://www.nexusmods.com/fallout3/mods/1789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www.nexusmods.com/fallout3/mods/17876/" xlink:type="simple">http://www.nexusmods.com/fallout3/mods/178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arth from Space texture for Mothership Zeta</text:p>
          </table:table-cell>
          <table:table-cell office:value-type="string" calcext:value-type="string">
            <text:p><text:a xlink:href="http://www.nexusmods.com/fallout3/mods/19294/" xlink:type="simple">http://www.nexusmods.com/fallout3/mods/1929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www.nexusmods.com/fallout3/mods/8340/" xlink:type="simple">http://www.nexusmods.com/fallout3/mods/834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Blood Textures v2_22b</text:p>
          </table:table-cell>
          <table:table-cell office:value-type="string" calcext:value-type="string">
            <text:p><text:a xlink:href="http://www.nexusmods.com/fallout3/mods/101/" xlink:type="simple">http://www.nexusmods.com/fallout3/mods/10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" xlink:type="simple">http://www.nexusmods.com/fallout3/mods/44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alibr - ammo eXpansion pack</text:p>
          </table:table-cell>
          <table:table-cell office:value-type="string" calcext:value-type="string">
            <text:p><text:a xlink:href="http://www.nexusmods.com/fallout3/mods/11684/" xlink:type="simple">http://www.nexusmods.com/fallout3/mods/1168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ence 2_0 - Robot Radio</text:p>
          </table:table-cell>
          <table:table-cell office:value-type="string" calcext:value-type="string">
            <text:p><text:a xlink:href="http://www.nexusmods.com/fallout3/mods/5612/" xlink:type="simple">http://www.nexusmods.com/fallout3/mods/561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" xlink:type="simple">http://www.nexusmods.com/fallout3/mods/2136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table:style-name="ce5" office:value-type="string" calcext:value-type="string">
            <text:p><text:a xlink:href="http://www.nexusmods.com/fallout3/mods/16001/" xlink:type="simple">http://www.nexusmods.com/fallout3/mods/1600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" xlink:type="simple">http://www.nexusmods.com/fallout3/mods/20183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" xlink:type="simple">http://www.nexusmods.com/fallout3/mods/1305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Hirezd</text:p>
          </table:table-cell>
          <table:table-cell office:value-type="string" calcext:value-type="string">
            <text:p><text:a xlink:href="http://www.nexusmods.com/fallout3/mods/19931/" xlink:type="simple">http://www.nexusmods.com/fallout3/mods/1993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www.nexusmods.com/fallout3/mods/7670/" xlink:type="simple">http://www.nexusmods.com/fallout3/mods/767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www.nexusmods.com/fallout3/mods/6341/" xlink:type="simple">http://www.nexusmods.com/fallout3/mods/63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" xlink:type="simple">http://www.nexusmods.com/fallout3/mods/276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" xlink:type="simple">http://www.nexusmods.com/fallout3/mods/806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" xlink:type="simple">http://www.nexusmods.com/fallout3/mods/8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ster Pipboy Faster</text:p>
          </table:table-cell>
          <table:table-cell office:value-type="string" calcext:value-type="string">
            <text:p><text:a xlink:href="http://www.nexusmods.com/newvegas/mods/35225/" xlink:type="simple">http://www.nexusmods.com/newvegas/mods/3522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" xlink:type="simple">http://www.nexusmods.com/fallout3/mods/1986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3-WRP - Weapon Retexture Project</text:p>
          </table:table-cell>
          <table:table-cell office:value-type="string" calcext:value-type="string">
            <text:p><text:a xlink:href="http://www.nexusmods.com/fallout3/mods/18133/" xlink:type="simple">http://www.nexusmods.com/fallout3/mods/18133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NR Enhanced</text:p>
          </table:table-cell>
          <table:table-cell office:value-type="string" calcext:value-type="string">
            <text:p><text:a xlink:href="http://www.nexusmods.com/fallout3/mods/14946/" xlink:type="simple">http://www.nexusmods.com/fallout3/mods/14946/</text:a></text:p>
          </table:table-cell>
          <table:table-cell table:style-name="ce10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Of Equipment</text:p>
          </table:table-cell>
          <table:table-cell office:value-type="string" calcext:value-type="string">
            <text:p><text:a xlink:href="http://www.nexusmods.com/fallout3/mods/17145/" xlink:type="simple">http://www.nexusmods.com/fallout3/mods/17145/</text:a></text:p>
          </table:table-cell>
          <table:table-cell table:style-name="ce11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D Smoky Fire and Explosions for FO3</text:p>
          </table:table-cell>
          <table:table-cell office:value-type="string" calcext:value-type="string">
            <text:p><text:a xlink:href="http://www.nexusmods.com/fallout3/mods/20053/" xlink:type="simple">http://www.nexusmods.com/fallout3/mods/20053/</text:a>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-Res Weapons v3</text:p>
          </table:table-cell>
          <table:table-cell office:value-type="string" calcext:value-type="string">
            <text:p><text:a xlink:href="http://www.nexusmods.com/fallout3/mods/481/" xlink:type="simple">http://www.nexusmods.com/fallout3/mods/481/</text:a>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www.nexusmods.com/fallout3/mods/15790/" xlink:type="simple">http://www.nexusmods.com/fallout3/mods/15790/</text:a></text:p>
          </table:table-cell>
          <table:table-cell table:style-name="ce13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ervious Power Armor</text:p>
          </table:table-cell>
          <table:table-cell office:value-type="string" calcext:value-type="string">
            <text:p><text:a xlink:href="http://www.nexusmods.com/fallout3/mods/13325/" xlink:type="simple">http://www.nexusmods.com/fallout3/mods/1332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Glass Bullet Impact</text:p>
          </table:table-cell>
          <table:table-cell office:value-type="string" calcext:value-type="string">
            <text:p><text:a xlink:href="http://www.nexusmods.com/fallout3/mods/13120/" xlink:type="simple">http://www.nexusmods.com/fallout3/mods/13120/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LOD Noise Texture</text:p>
          </table:table-cell>
          <table:table-cell table:style-name="ce6" office:value-type="string" calcext:value-type="string">
            <text:p><text:a xlink:href="http://www.nexusmods.com/fallout3/mods/17743/" xlink:type="simple">http://www.nexusmods.com/fallout3/mods/17743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Sound FX v1.3</text:p>
          </table:table-cell>
          <table:table-cell office:value-type="string" calcext:value-type="string">
            <text:p><text:a xlink:href="http://www.nexusmods.com/fallout3/mods/627/" xlink:type="simple">http://www.nexusmods.com/fallout3/mods/62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" xlink:type="simple">http://www.nexusmods.com/fallout3/mods/5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" xlink:type="simple">http://www.nexusmods.com/fallout3/mods/6510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" xlink:type="simple">http://www.nexusmods.com/fallout3/mods/1916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www.nexusmods.com/fallout3/mods/3211/" xlink:type="simple">http://www.nexusmods.com/fallout3/mods/3211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" xlink:type="simple">http://www.nexusmods.com/fallout3/mods/78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Walkway</text:p>
          </table:table-cell>
          <table:table-cell table:style-name="ce5" office:value-type="string" calcext:value-type="string">
            <text:p><text:a xlink:href="http://www.nexusmods.com/fallout3/mods/8247/" xlink:type="simple">http://www.nexusmods.com/fallout3/mods/8247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" xlink:type="simple">http://www.nexusmods.com/fallout3/mods/874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DLC Retextured</text:p>
          </table:table-cell>
          <table:table-cell office:value-type="string" calcext:value-type="string">
            <text:p><text:a xlink:href="http://www.nexusmods.com/fallout3/mods/8260/" xlink:type="simple">http://www.nexusmods.com/fallout3/mods/8260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r Smiths Scrapyard</text:p>
          </table:table-cell>
          <table:table-cell office:value-type="string" calcext:value-type="string">
            <text:p><text:a xlink:href="http://www.nexusmods.com/fallout3/mods/14075/" xlink:type="simple">http://www.nexusmods.com/fallout3/mods/1407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" xlink:type="simple">http://www.nexusmods.com/fallout3/mods/1205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" xlink:type="simple">http://www.nexusmods.com/fallout3/mods/1132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" xlink:type="simple">http://www.nexusmods.com/fallout3/mods/2037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" xlink:type="simple">http://www.nexusmods.com/fallout3/mods/1741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" xlink:type="simple">http://www.nexusmods.com/fallout3/mods/2599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Death Physics</text:p>
          </table:table-cell>
          <table:table-cell table:style-name="ce5" office:value-type="string" calcext:value-type="string">
            <text:p><text:a xlink:href="http://www.nexusmods.com/fallout3/mods/12306/" xlink:type="simple">http://www.nexusmods.com/fallout3/mods/12306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extured Clutter Collection</text:p>
          </table:table-cell>
          <table:table-cell office:value-type="string" calcext:value-type="string">
            <text:p><text:a xlink:href="http://www.nexusmods.com/fallout3/mods/6894/" xlink:type="simple">http://www.nexusmods.com/fallout3/mods/6894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www.nexusmods.com/fallout3/mods/6938/" xlink:type="simple">http://www.nexusmods.com/fallout3/mods/69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vet City Texture Pack</text:p>
          </table:table-cell>
          <table:table-cell office:value-type="string" calcext:value-type="string">
            <text:p><text:a xlink:href="http://www.nexusmods.com/fallout3/mods/3612/" xlink:type="simple">http://www.nexusmods.com/fallout3/mods/3612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" xlink:type="simple">http://www.nexusmods.com/fallout3/mods/71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ot Revolution HD - Protectron</text:p>
          </table:table-cell>
          <table:table-cell office:value-type="string" calcext:value-type="string">
            <text:p><text:a xlink:href="http://www.nexusmods.com/fallout3/mods/18902/" xlink:type="simple">http://www.nexusmods.com/fallout3/mods/18902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" xlink:type="simple">http://www.nexusmods.com/fallout3/mods/1867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hiloh DS - Clean Pipboy Screen</text:p>
          </table:table-cell>
          <table:table-cell office:value-type="string" calcext:value-type="string">
            <text:p><text:a xlink:href="http://www.nexusmods.com/newvegas/mods/36255/" xlink:type="simple">http://www.nexusmods.com/newvegas/mods/3625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" xlink:type="simple">http://www.nexusmods.com/fallout3/mods/18389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" xlink:type="simple">http://www.nexusmods.com/fallout3/mods/16875/</text:a></text:p>
          </table:table-cell>
          <table:table-cell table:style-name="ce16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nstitute - a fully voiced quest mod</text:p>
          </table:table-cell>
          <table:table-cell office:value-type="string" calcext:value-type="string">
            <text:p><text:a xlink:href="http://www.nexusmods.com/fallout3/mods/14449/" xlink:type="simple">http://www.nexusmods.com/fallout3/mods/14449/</text:a></text:p>
          </table:table-cell>
          <table:table-cell table:style-name="ce17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sleep - perchance to dream</text:p>
          </table:table-cell>
          <table:table-cell office:value-type="string" calcext:value-type="string">
            <text:p><text:a xlink:href="http://www.nexusmods.com/fallout3/mods/6921/" xlink:type="simple">http://www.nexusmods.com/fallout3/mods/6921/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HQ Terrain Overhaul</text:p>
          </table:table-cell>
          <table:table-cell office:value-type="string" calcext:value-type="string">
            <text:p><text:a xlink:href="http://www.nexusmods.com/fallout3/mods/19799/" xlink:type="simple">http://www.nexusmods.com/fallout3/mods/19799/</text:a></text:p>
          </table:table-cell>
          <table:table-cell table:style-name="ce18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" xlink:type="simple">http://www.nexusmods.com/fallout3/mods/1912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/" xlink:type="simple">http://www.nexusmods.com/fallout3/mods/2086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WWUT - Unique Weapons With Unique Textures</text:p>
          </table:table-cell>
          <table:table-cell office:value-type="string" calcext:value-type="string">
            <text:p><text:a xlink:href="http://www.nexusmods.com/fallout3/mods/6309/" xlink:type="simple">http://www.nexusmods.com/fallout3/mods/6309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ult 101 Revisited</text:p>
          </table:table-cell>
          <table:table-cell office:value-type="string" calcext:value-type="string">
            <text:p><text:a xlink:href="http://www.nexusmods.com/fallout3/mods/13308/" xlink:type="simple">http://www.nexusmods.com/fallout3/mods/1330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www.nexusmods.com/fallout3/mods/3388/" xlink:type="simple">http://www.nexusmods.com/fallout3/mods/338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ats Your Brand - cigarette texture megapack</text:p>
          </table:table-cell>
          <table:table-cell office:value-type="string" calcext:value-type="string">
            <text:p><text:a xlink:href="http://www.nexusmods.com/fallout3/mods/591/" xlink:type="simple">http://www.nexusmods.com/fallout3/mods/59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 table:number-rows-repeated="1048485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3" calcext:value="=&quot;Partial&quot;" calcext:base-cell-address="'Fallout 3 GOTY mods'.C1"/>
          </calcext:conditional-format>
          <calcext:conditional-format calcext:target-range-address="'Fallout 3 GOTY mods'.C49:'Fallout 3 GOTY mods'.C50">
            <calcext:condition calcext:apply-style-name="Untitled1" calcext:value="=&quot;Yes&quot;" calcext:base-cell-address="'Fallout 3 GOTY mods'.C49"/>
            <calcext:condition calcext:apply-style-name="Untitled2" calcext:value="=&quot;No&quot;" calcext:base-cell-address="'Fallout 3 GOTY mods'.C49"/>
          </calcext:conditional-format>
          <calcext:conditional-format calcext:target-range-address="'Fallout 3 GOTY mods'.C49:'Fallout 3 GOTY mods'.C50">
            <calcext:condition calcext:apply-style-name="Untitled3" calcext:value="=&quot;Partial&quot;" calcext:base-cell-address="'Fallout 3 GOTY mods'.C49"/>
          </calcext:conditional-format>
          <calcext:conditional-format calcext:target-range-address="'Fallout 3 GOTY mods'.C51:'Fallout 3 GOTY mods'.C52">
            <calcext:condition calcext:apply-style-name="Untitled1" calcext:value="=&quot;Yes&quot;" calcext:base-cell-address="'Fallout 3 GOTY mods'.C51"/>
            <calcext:condition calcext:apply-style-name="Untitled2" calcext:value="=&quot;No&quot;" calcext:base-cell-address="'Fallout 3 GOTY mods'.C51"/>
          </calcext:conditional-format>
          <calcext:conditional-format calcext:target-range-address="'Fallout 3 GOTY mods'.C51:'Fallout 3 GOTY mods'.C52">
            <calcext:condition calcext:apply-style-name="Untitled3" calcext:value="=&quot;Partial&quot;" calcext:base-cell-address="'Fallout 3 GOTY mods'.C51"/>
          </calcext:conditional-format>
          <calcext:conditional-format calcext:target-range-address="'Fallout 3 GOTY mods'.C83:'Fallout 3 GOTY mods'.C86 'Fallout 3 GOTY mods'.C54:'Fallout 3 GOTY mods'.C78">
            <calcext:condition calcext:apply-style-name="Untitled1" calcext:value="=&quot;Yes&quot;" calcext:base-cell-address="'Fallout 3 GOTY mods'.C54"/>
            <calcext:condition calcext:apply-style-name="Untitled2" calcext:value="=&quot;No&quot;" calcext:base-cell-address="'Fallout 3 GOTY mods'.C54"/>
          </calcext:conditional-format>
          <calcext:conditional-format calcext:target-range-address="'Fallout 3 GOTY mods'.C83:'Fallout 3 GOTY mods'.C86 'Fallout 3 GOTY mods'.C54:'Fallout 3 GOTY mods'.C78">
            <calcext:condition calcext:apply-style-name="Untitled3" calcext:value="=&quot;Partial&quot;" calcext:base-cell-address="'Fallout 3 GOTY mods'.C54"/>
          </calcext:conditional-format>
          <calcext:conditional-format calcext:target-range-address="'Fallout 3 GOTY mods'.C79:'Fallout 3 GOTY mods'.C79">
            <calcext:condition calcext:apply-style-name="Untitled1" calcext:value="=&quot;Yes&quot;" calcext:base-cell-address="'Fallout 3 GOTY mods'.C79"/>
            <calcext:condition calcext:apply-style-name="Untitled2" calcext:value="=&quot;No&quot;" calcext:base-cell-address="'Fallout 3 GOTY mods'.C79"/>
          </calcext:conditional-format>
          <calcext:conditional-format calcext:target-range-address="'Fallout 3 GOTY mods'.C79:'Fallout 3 GOTY mods'.C79">
            <calcext:condition calcext:apply-style-name="Untitled3" calcext:value="=&quot;Partial&quot;" calcext:base-cell-address="'Fallout 3 GOTY mods'.C79"/>
          </calcext:conditional-format>
          <calcext:conditional-format calcext:target-range-address="'Fallout 3 GOTY mods'.C80:'Fallout 3 GOTY mods'.C80">
            <calcext:condition calcext:apply-style-name="Untitled1" calcext:value="=&quot;Yes&quot;" calcext:base-cell-address="'Fallout 3 GOTY mods'.C80"/>
            <calcext:condition calcext:apply-style-name="Untitled2" calcext:value="=&quot;No&quot;" calcext:base-cell-address="'Fallout 3 GOTY mods'.C80"/>
          </calcext:conditional-format>
          <calcext:conditional-format calcext:target-range-address="'Fallout 3 GOTY mods'.C80:'Fallout 3 GOTY mods'.C80">
            <calcext:condition calcext:apply-style-name="Untitled3" calcext:value="=&quot;Partial&quot;" calcext:base-cell-address="'Fallout 3 GOTY mods'.C80"/>
          </calcext:conditional-format>
          <calcext:conditional-format calcext:target-range-address="'Fallout 3 GOTY mods'.C81:'Fallout 3 GOTY mods'.C82">
            <calcext:condition calcext:apply-style-name="Untitled1" calcext:value="=&quot;Yes&quot;" calcext:base-cell-address="'Fallout 3 GOTY mods'.C81"/>
            <calcext:condition calcext:apply-style-name="Untitled2" calcext:value="=&quot;No&quot;" calcext:base-cell-address="'Fallout 3 GOTY mods'.C81"/>
          </calcext:conditional-format>
          <calcext:conditional-format calcext:target-range-address="'Fallout 3 GOTY mods'.C81:'Fallout 3 GOTY mods'.C82">
            <calcext:condition calcext:apply-style-name="Untitled3" calcext:value="=&quot;Partial&quot;" calcext:base-cell-address="'Fallout 3 GOTY mods'.C81"/>
          </calcext:conditional-format>
          <calcext:conditional-format calcext:target-range-address="'Fallout 3 GOTY mods'.C53:'Fallout 3 GOTY mods'.C53">
            <calcext:condition calcext:apply-style-name="Untitled1" calcext:value="=&quot;Yes&quot;" calcext:base-cell-address="'Fallout 3 GOTY mods'.C53"/>
            <calcext:condition calcext:apply-style-name="Untitled2" calcext:value="=&quot;No&quot;" calcext:base-cell-address="'Fallout 3 GOTY mods'.C53"/>
          </calcext:conditional-format>
          <calcext:conditional-format calcext:target-range-address="'Fallout 3 GOTY mods'.C53:'Fallout 3 GOTY mods'.C53">
            <calcext:condition calcext:apply-style-name="Untitled3" calcext:value="=&quot;Partial&quot;" calcext:base-cell-address="'Fallout 3 GOTY mods'.C53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11:36:33.4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9-18T11:38:08.505000000</dc:date>
    <meta:editing-duration>P11DT3H37M48S</meta:editing-duration>
    <meta:editing-cycles>53</meta:editing-cycles>
    <meta:generator>LibreOffice/5.1.3.2$Windows_x86 LibreOffice_project/644e4637d1d8544fd9f56425bd6cec110e49301b</meta:generator>
    <meta:document-statistic meta:table-count="1" meta:cell-count="268" meta:object-count="0"/>
  </office:meta>
</office:document-meta>
</file>